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8EA07E2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9cm, 3.031cm, 8.994cm, 1.78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7cm" svg:height="21.8cm" svg:x="0.991cm" svg:y="2.191cm">
          <draw:image xlink:href="Pictures/10000000000005E8000007E08EA07E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15T11:51:11.692595407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